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276e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4276e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قَارۣعَة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1656_4244071338"/><text:span text:style-name="T3"> </text:span><text:span text:style-name="T5">۱</text:span><text:span text:style-name="T2">لْقَارۣعَةُ مَا </text:span><text:span text:style-name="T5">۰</text:span><text:span text:style-name="T2">لْقَارۣعَةُؐ </text:span><text:span text:style-name="T3">(1)</text:span><text:span text:style-name="T2"> وَمَآ أَدْرۭيٰكَ مَا </text:span><text:span text:style-name="T5">۰</text:span><text:span text:style-name="T2">لْقَارۣعَةُؐ </text:span><text:span text:style-name="T3">(2)</text:span><text:span text:style-name="T2"> يَوْمَ يَكُونُ </text:span><text:span text:style-name="T5">۴</text:span><text:span text:style-name="T2">لنَّاسُ كَالْفَرَاشِ </text:span><text:span text:style-name="T5">۱</text:span><text:span text:style-name="T2">لْمَبْثُوثِ </text:span><text:span text:style-name="T3">(3)</text:span><text:span text:style-name="T2"> وَتَكُونُ </text:span><text:span text:style-name="T5">۴</text:span><text:span text:style-name="T2">لْجِبَالُ كَالْعِهْنِ </text:span><text:span text:style-name="T5">۱</text:span><text:span text:style-name="T2">لْمَنفُوشِؐ </text:span><text:span text:style-name="T3">(4)</text:span><text:span text:style-name="T2"> فَأَمَّا مَــن ثَقُلَتْ مَوَ؛زۣينُهُ„ </text:span><text:span text:style-name="T3">(5)</text:span><text:span text:style-name="T2"> فَهُوَ فِى عِيشَةٍ رَّاضِيَةٍؐ </text:span><text:span text:style-name="T3">(6)</text:span><text:span text:style-name="T2"> وَأَمَّا مَــنْ خَفَّتْ مَوَ؛زۣينُهُ„ </text:span><text:span text:style-name="T3">(7)</text:span><text:span text:style-name="T2"> فَٱُمُّهُ„ هَاوۣيَةٌؐ </text:span><text:span text:style-name="T3">(8)</text:span><text:span text:style-name="T2"> وَمَآ أَدْرۭيٰكَ مَا هِيَهْؐ </text:span><text:span text:style-name="T3">(9)</text:span><text:span text:style-name="T2"> نَار٘ حَامِيَة٘ </text:span><text:span text:style-name="T3">(10)</text:span><text:span text:style-name="T2"> </text:span><text:bookmark-end text:name="__DdeLink__1656_42440713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7:05.290294253</meta:creation-date>
    <dc:date>2025-03-06T08:44:42.914671710</dc:date>
    <meta:editing-duration>PT1M33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52" meta:character-count="282" meta:non-whitespace-character-count="231"/>
  </office:meta>
</office:document-meta>
</file>